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oming Soon Project</text:span></text:h>
      <text:list xml:id="list5770746431344935578" text:style-name="L1">
        <text:list-item>
          <text:p text:style-name="P1"><text:span text:style-name="T1">Uses figma.com </text:span></text:p>
        </text:list-item>
        <text:list-item>
          <text:p text:style-name="P1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Volz</meta:initial-creator>
    <meta:creation-date>2022-03-09T21:56:45.55</meta:creation-date>
    <meta:document-statistic meta:table-count="0" meta:image-count="0" meta:object-count="0" meta:page-count="1" meta:paragraph-count="2" meta:word-count="6" meta:character-count="35"/>
    <dc:date>2022-03-09T21:57:27.45</dc:date>
    <dc:creator>Larry Volz</dc:creator>
    <meta:editing-duration>PT42S</meta:editing-duration>
    <meta:editing-cycles>1</meta:editing-cycles>
    <meta:generator>OpenOffice/4.1.11$Win32 OpenOffice.org_project/4111m1$Build-9808</meta:generator>
  </office:meta>
</office:document-meta>
</file>